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Times New Roman" fo:language="it" fo:country="IT" style:font-name-complex="Times New Roman1"/>
    </style:style>
    <style:style style:name="P2" style:family="paragraph" style:parent-style-name="Title">
      <style:paragraph-properties fo:text-align="center" style:justify-single-word="false"/>
      <style:text-properties style:font-name="Times new Roman" fo:language="it" fo:country="IT" officeooo:rsid="0012dfd6" officeooo:paragraph-rsid="0012dfd6"/>
    </style:style>
    <style:style style:name="P3" style:family="paragraph" style:parent-style-name="Subtitle">
      <style:paragraph-properties fo:text-align="center" style:justify-single-word="false"/>
      <style:text-properties style:font-name="Times New Roman" fo:language="it" fo:country="IT" officeooo:rsid="0012dfd6" officeooo:paragraph-rsid="0012dfd6" style:font-name-complex="Times New Roman1"/>
    </style:style>
    <style:style style:name="P4" style:family="paragraph" style:parent-style-name="Standard">
      <style:paragraph-properties fo:break-before="page"/>
      <style:text-properties style:font-name="times new roman" officeooo:paragraph-rsid="0012dfd6"/>
    </style:style>
    <style:style style:name="P5" style:family="paragraph" style:parent-style-name="Standard">
      <style:text-properties style:font-name="times new roman" officeooo:paragraph-rsid="0012dfd6"/>
    </style:style>
    <style:style style:name="P6" style:family="paragraph" style:parent-style-name="Standard">
      <style:text-properties style:font-name="times new roman" officeooo:paragraph-rsid="0012dfd6" style:font-name-complex="Times New Roman1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officeooo:paragraph-rsid="0012dfd6" style:font-name-complex="Times New Roman1"/>
    </style:style>
    <style:style style:name="P8" style:family="paragraph" style:parent-style-name="Standard">
      <style:paragraph-properties fo:margin-left="0.5in"/>
      <style:text-properties style:font-name="times new roman" officeooo:paragraph-rsid="0012dfd6"/>
    </style:style>
    <style:style style:name="P9" style:family="paragraph" style:parent-style-name="Standard">
      <style:paragraph-properties fo:margin-left="0.5in"/>
      <style:text-properties style:font-name="times new roman" fo:font-style="italic" officeooo:paragraph-rsid="0012dfd6" style:font-style-asian="italic" style:font-name-complex="Times New Roman1" style:font-style-complex="italic"/>
    </style:style>
    <style:style style:name="P10" style:family="paragraph" style:parent-style-name="Standard">
      <style:text-properties style:font-name="times new roman" fo:font-weight="bold" officeooo:paragraph-rsid="0012dfd6" style:font-weight-asian="bold" style:font-weight-complex="bold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fo:font-weight="bold" style:font-weight-asian="bold" style:font-family-complex="'Segoe UI Symbol'" style:font-family-generic-complex="system" style:font-pitch-complex="variable" style:font-weight-complex="bold"/>
    </style:style>
    <style:style style:name="T3" style:family="text">
      <style:text-properties style:text-position="sub 58%" fo:font-weight="bold" style:font-weight-asian="bold" style:font-name-complex="Times New Roman1" style:font-weight-complex="bold"/>
    </style:style>
    <style:style style:name="T4" style:family="text">
      <style:text-properties style:text-position="super 58%" fo:font-weight="bold" style:font-weight-asian="bold" style:font-name-complex="Times New Roman1" style:font-weight-complex="bold"/>
    </style:style>
    <style:style style:name="T5" style:family="text">
      <style:text-properties style:text-position="0% 100%" style:text-underline-style="solid" style:text-underline-width="auto" style:text-underline-color="font-color" fo:font-weight="normal" officeooo:rsid="0013b7f4" style:font-weight-asian="normal" style:font-name-complex="Times New Roman1" style:font-weight-complex="normal"/>
    </style:style>
    <style:style style:name="T6" style:family="text">
      <style:text-properties style:text-position="0% 100%" style:text-underline-style="solid" style:text-underline-width="auto" style:text-underline-color="font-color" fo:font-weight="normal" officeooo:rsid="0012dfd6" style:font-weight-asian="normal" style:font-name-complex="Times New Roman1" style:font-weight-complex="normal"/>
    </style:style>
    <style:style style:name="T7" style:family="text">
      <style:text-properties fo:language="it" fo:country="IT" style:font-name-complex="Times New Roman1"/>
    </style:style>
    <style:style style:name="T8" style:family="text">
      <style:text-properties fo:language="it" fo:country="IT" fo:font-weight="bold" style:font-weight-asian="bold" style:font-name-complex="Times New Roman1" style:font-weight-complex="bold"/>
    </style:style>
    <style:style style:name="T9" style:family="text">
      <style:text-properties fo:language="it" fo:country="IT" fo:font-weight="bold" style:font-weight-asian="bold" style:font-family-complex="'Segoe UI Symbol'" style:font-family-generic-complex="system" style:font-pitch-complex="variable" style:font-weight-complex="bold"/>
    </style:style>
    <style:style style:name="T10" style:family="text">
      <style:text-properties style:text-position="sub 58%" fo:language="it" fo:country="IT" fo:font-weight="bold" style:font-weight-asian="bold" style:font-name-complex="Times New Roman1" style:font-weight-complex="bold"/>
    </style:style>
    <style:style style:name="T11" style:family="text">
      <style:text-properties style:text-position="super 58%" fo:language="it" fo:country="IT" fo:font-weight="bold" style:font-weight-asian="bold" style:font-name-complex="Times New Roman1" style:font-weight-complex="bold"/>
    </style:style>
    <style:style style:name="T12" style:family="text">
      <style:text-properties style:font-name-complex="Times New Roman1"/>
    </style:style>
    <style:style style:name="T13" style:family="text">
      <style:text-properties fo:font-style="italic" style:font-style-asian="italic" style:font-name-complex="Times New Roman1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officeooo:rsid="0013b7f4" style:font-weight-asian="normal" style:font-family-complex="'Segoe UI Symbol'" style:font-family-generic-complex="system" style:font-pitch-complex="variable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2dfd6" style:font-weight-asian="normal" style:font-family-complex="'Segoe UI Symbol'" style:font-family-generic-complex="system" style:font-pitch-complex="variable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Fix You</text:p>
      <text:p text:style-name="P3">Coldplay</text:p>
      <text:p text:style-name="P4"><text:span text:style-name="T1">Mi</text:span><text:span text:style-name="T2">♭</text:span><text:span text:style-name="T1"> <text:s/>Solm</text:span><text:span text:style-name="T3">/Re</text:span><text:span text:style-name="T1"> <text:s/>Dom <text:s/>Si</text:span><text:span text:style-name="T2">♭</text:span><text:span text:style-name="T4">4<text:tab/></text:span><text:span text:style-name="T5">x</text:span><text:span text:style-name="T6">2</text:span></text:p>
      <text:p text:style-name="P5"><text:span text:style-name="T7"><text:s text:c="17"/></text:span><text:span text:style-name="T8">Mi</text:span><text:span text:style-name="T9">♭</text:span><text:span text:style-name="T8"> <text:s text:c="28"/>Solm</text:span><text:span text:style-name="T10">/Re</text:span><text:span text:style-name="T8"> <text:s text:c="3"/>Dom <text:s/>Si</text:span><text:span text:style-name="T9">♭</text:span><text:span text:style-name="T11">4</text:span><text:span text:style-name="T7"><text:line-break/>When you try your best, but you don't succeed<text:line-break/> <text:s text:c="16"/></text:span><text:span text:style-name="T8">Mi</text:span><text:span text:style-name="T9">♭</text:span><text:span text:style-name="T8"> <text:s text:c="30"/>Solm</text:span><text:span text:style-name="T10">/Re</text:span><text:span text:style-name="T8"> <text:s text:c="11"/>Dom <text:s/></text:span><text:span text:style-name="T7"><text:line-break/>When you get what you want, but not what you need<text:line-break/></text:span><text:span text:style-name="T8">Si</text:span><text:span text:style-name="T9">♭</text:span><text:span text:style-name="T11">4</text:span><text:span text:style-name="T8"><text:line-break/> <text:s text:c="17"/>Mi</text:span><text:span text:style-name="T9">♭</text:span><text:span text:style-name="T8"> <text:s text:c="19"/>Solm</text:span><text:span text:style-name="T10">/Re</text:span><text:span text:style-name="T8"> <text:s text:c="5"/>Dom <text:s/>Si</text:span><text:span text:style-name="T9">♭</text:span><text:span text:style-name="T11">4</text:span><text:span text:style-name="T7"><text:line-break/>When you feel so tired, but you can't sleep<text:line-break/> <text:s text:c="6"/></text:span><text:span text:style-name="T8"><text:s text:c="11"/>Mi</text:span><text:span text:style-name="T9">♭</text:span><text:span text:style-name="T8"> <text:s/>Solm</text:span><text:span text:style-name="T10">/Re</text:span><text:span text:style-name="T8"> <text:s/>Dom <text:s/>Si</text:span><text:span text:style-name="T9">♭</text:span><text:span text:style-name="T11">4</text:span><text:span text:style-name="T7"><text:line-break/>Stuck in reverse</text:span></text:p>
      <text:p text:style-name="P6">And the tears come streaming down your face<text:line-break/>When you lose something you can't replace<text:line-break/>When you love someone, but it goes to waste<text:line-break/>Could it be worse?</text:p>
      <text:p text:style-name="P7">Rit:</text:p>
      <text:p text:style-name="P8"><text:span text:style-name="T1">La</text:span><text:span text:style-name="T2">♭</text:span><text:span text:style-name="T1"> <text:s text:c="17"/>Si</text:span><text:span text:style-name="T2">♭</text:span><text:span text:style-name="T12"><text:line-break/></text:span><text:span text:style-name="T13"> <text:s text:c="5"/>Lights will guide you home</text:span></text:p>
      <text:p text:style-name="P8"><text:span text:style-name="T1">La</text:span><text:span text:style-name="T2">♭</text:span><text:span text:style-name="T1"> <text:s text:c="10"/>Si</text:span><text:span text:style-name="T2">♭</text:span><text:span text:style-name="T1"><text:line-break/></text:span><text:span text:style-name="T13"> <text:s text:c="4"/>And ignite your bones</text:span><text:span text:style-name="T12"><text:line-break/></text:span><text:span text:style-name="T1">La</text:span><text:span text:style-name="T2">♭</text:span><text:span text:style-name="T1"> <text:s text:c="14"/>Si</text:span><text:span text:style-name="T2">♭</text:span><text:span text:style-name="T12"><text:line-break/> <text:s text:c="4"/></text:span><text:span text:style-name="T13">And I will try to fix you</text:span></text:p>
      <text:p text:style-name="P5"><text:span text:style-name="T1">Mi</text:span><text:span text:style-name="T2">♭</text:span><text:span text:style-name="T1"> <text:s/>Solm</text:span><text:span text:style-name="T3">/Re</text:span><text:span text:style-name="T1"> <text:s/>Dom <text:s/>Si</text:span><text:span text:style-name="T2">♭</text:span><text:span text:style-name="T4">4<text:tab/></text:span><text:span text:style-name="T6">x2</text:span></text:p>
      <text:p text:style-name="P5">And high up above, or down below<text:line-break/>When you're too in love to let it go<text:line-break/><text:soft-page-break/>But if you never try, you'll never know<text:line-break/>Just what you're worth</text:p>
      <text:p text:style-name="P7">Rit</text:p>
      <text:p text:style-name="P5"><text:span text:style-name="T14">Mi</text:span><text:span text:style-name="T2">♭</text:span><text:span text:style-name="T14"> <text:s/>Mi</text:span><text:span text:style-name="T2">♭</text:span><text:span text:style-name="T14"> <text:s/>Dom <text:s/>Si</text:span><text:span text:style-name="T2">♭</text:span><text:span text:style-name="T15">4 <text:s/></text:span><text:span text:style-name="T14">Si</text:span><text:span text:style-name="T2">♭<text:tab/></text:span><text:span text:style-name="T16">x</text:span><text:span text:style-name="T17">4</text:span></text:p>
      <text:p text:style-name="P5"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2"><text:line-break/> <text:s text:c="2"/>Tears stream down your face<text:line-break/></text:span><text:span text:style-name="T1">Mi</text:span><text:span text:style-name="T14">♭</text:span><text:span text:style-name="T1"> <text:s text:c="37"/>Si</text:span><text:span text:style-name="T14">♭</text:span><text:span text:style-name="T4">4</text:span><text:span text:style-name="T1"> <text:s text:c="4"/>Si</text:span><text:span text:style-name="T14">♭</text:span><text:span text:style-name="T1"><text:line-break/> <text:s/></text:span><text:span text:style-name="T12"><text:s/>When you lose something you cannot replace<text:line-break/></text:span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"> <text:s text:c="24"/>Mi</text:span><text:span text:style-name="T14">♭</text:span><text:span text:style-name="T1"> <text:s/>Si</text:span><text:span text:style-name="T14">♭</text:span><text:span text:style-name="T4">4</text:span><text:span text:style-name="T1"> <text:s/>Si</text:span><text:span text:style-name="T14">♭</text:span><text:span text:style-name="T12"><text:line-break/> <text:s text:c="2"/>Tears stream down your face, and I<text:line-break/></text:span><text:span text:style-name="T1">Mi</text:span><text:span text:style-name="T14">♭</text:span><text:span text:style-name="T1"> <text:s text:c="15"/>La</text:span><text:span text:style-name="T14">♭</text:span><text:span text:style-name="T4">7+</text:span><text:span text:style-name="T12"><text:line-break/> <text:s text:c="2"/>Tears stream down your face<text:line-break/></text:span><text:span text:style-name="T1">Mi</text:span><text:span text:style-name="T14">♭ <text:s/></text:span><text:span text:style-name="T1"><text:s text:c="27"/>Si</text:span><text:span text:style-name="T14">♭</text:span><text:span text:style-name="T4">4</text:span><text:span text:style-name="T1"> <text:s text:c="16"/>Si</text:span><text:span text:style-name="T14">♭</text:span><text:span text:style-name="T12"><text:line-break/> <text:s text:c="2"/>I promise you I will learn from my mistakes<text:line-break/></text:span><text:span text:style-name="T1">Mi</text:span><text:span text:style-name="T14">♭ </text:span><text:span text:style-name="T1"><text:s text:c="15"/>La</text:span><text:span text:style-name="T14">♭</text:span><text:span text:style-name="T4">7+</text:span><text:span text:style-name="T1"> <text:s text:c="25"/>Mi</text:span><text:span text:style-name="T14">♭</text:span><text:span text:style-name="T1"> <text:s/>Si</text:span><text:span text:style-name="T14">♭</text:span><text:span text:style-name="T4">4</text:span><text:span text:style-name="T1"> <text:s/>Si</text:span><text:span text:style-name="T14">♭</text:span><text:span text:style-name="T12"><text:line-break/> <text:s text:c="2"/>Tears stream down your face, and I</text:span></text:p>
      <text:p text:style-name="P7">Rit:</text:p>
      <text:p text:style-name="P9">Lights will guide you home<text:line-break/>And ignite your bones<text:line-break/>And I will try to fix you</text:p>
      <text:p text:style-name="P10">Mi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12dfd6" officeooo:paragraph-rsid="0012dfd6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style style:name="MT1" style:family="text">
      <style:text-properties officeooo:rsid="00111370"/>
    </style:style>
    <style:page-layout style:name="Mpm1">
      <style:page-layout-properties fo:page-width="5.8272in" fo:page-height="8.2681in" style:num-format="1" style:print-orientation="portrait" fo:margin-top="0.4925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X YOU</text:p>
      </style:header>
      <style:header-left>
        <text:p text:style-name="MP3">MUSICA I<text:span text:style-name="MT1">NTERNAZIONALE</text:span></text:p>
      </style:header-left>
      <style:header-first>
        <text:p text:style-name="MP2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23</meta:editing-cycles>
    <meta:print-date>2024-07-13T19:00:00</meta:print-date>
    <meta:creation-date>2024-07-11T09:24:00</meta:creation-date>
    <dc:date>2026-02-11T19:53:21.895702375</dc:date>
    <meta:editing-duration>PT3H39M34S</meta:editing-duration>
    <meta:generator>LibreOffice/25.8.4.2$Linux_X86_64 LibreOffice_project/580$Build-2</meta:generator>
    <meta:document-statistic meta:table-count="0" meta:image-count="0" meta:object-count="0" meta:page-count="3" meta:paragraph-count="18" meta:word-count="229" meta:character-count="1577" meta:non-whitespace-character-count="910"/>
    <meta:user-defined meta:name="AppVersion">16.0000</meta:user-defined>
    <meta:template xlink:type="simple" xlink:actuate="onRequest" xlink:title="Normal.dotm" xlink:href=""/>
  </office:meta>
</office:document-meta>
</file>